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2.85pt"/>
    </style:style>
    <style:style style:name="co3" style:family="table-column">
      <style:table-column-properties fo:break-before="auto" style:column-width="74.95pt"/>
    </style:style>
    <style:style style:name="co4" style:family="table-column">
      <style:table-column-properties fo:break-before="auto" style:column-width="76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pt" fo:break-before="auto" style:use-optimal-row-height="fals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4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STRESS TESTING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Network creation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gents</text:p>
          </table:table-cell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2000000" calcext:value-type="float">
            <text:p>2,000,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w agents per secon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e to reach max network, days</text:p>
          </table:table-cell>
          <table:table-cell table:formula="of:=([.D6]-[.C6])/[.C7]/60/60/24" office:value-type="float" office:value="4.62731481481482" calcext:value-type="float">
            <text:p>4.627314814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Events</text:p>
          </table:table-cell>
          <table:table-cell office:value-type="string" calcext:value-type="string">
            <text:p>Max</text:p>
          </table:table-cell>
          <table:table-cell table:style-name="ce3" office:value-type="string" calcext:value-type="string">
            <text:p>Events each second per agent</text:p>
          </table:table-cell>
          <table:table-cell table:style-name="ce3" office:value-type="string" calcext:value-type="string">
            <text:p>Events each day per agent</text:p>
          </table:table-cell>
          <table:table-cell table:style-name="ce3" office:value-type="string" calcext:value-type="string">
            <text:p>Total events per second simulation wise</text:p>
          </table:table-cell>
          <table:table-cell table:style-name="ce3" office:value-type="string" calcext:value-type="string">
            <text:p>Period between two events, milseconds</text:p>
          </table:table-cell>
        </table:table-row>
        <table:table-row table:style-name="ro1">
          <table:table-cell/>
          <table:table-cell office:value-type="string" calcext:value-type="string">
            <text:p>Total events per day</text:p>
          </table:table-cell>
          <table:table-cell table:style-name="ce2" office:value-type="float" office:value="1000000" calcext:value-type="float">
            <text:p>1,000,000</text:p>
          </table:table-cell>
          <table:table-cell table:formula="of:=[.C11]/[.$C$19]/[.$D$6]" office:value-type="float" office:value="0.00000578703703703704" calcext:value-type="float">
            <text:p>0.000005787</text:p>
          </table:table-cell>
          <table:table-cell table:formula="of:=[.D11]*[.$C$19]" office:value-type="float" office:value="0.5" calcext:value-type="float">
            <text:p>0.5</text:p>
          </table:table-cell>
          <table:table-cell table:formula="of:=[.C11]/24/60/60" office:value-type="float" office:value="11.5740740740741" calcext:value-type="float">
            <text:p>11.5740740741</text:p>
          </table:table-cell>
          <table:table-cell table:formula="of:=1/[.F11]*1000" office:value-type="float" office:value="86.4" calcext:value-type="float">
            <text:p>86.4</text:p>
          </table:table-cell>
        </table:table-row>
        <table:table-row table:style-name="ro1">
          <table:table-cell/>
          <table:table-cell office:value-type="string" calcext:value-type="string">
            <text:p>New random pairs</text:p>
          </table:table-cell>
          <table:table-cell table:style-name="ce2" table:formula="of:=[.$C$11]*0.3" office:value-type="float" office:value="300000" calcext:value-type="float">
            <text:p>300,000</text:p>
          </table:table-cell>
          <table:table-cell table:formula="of:=[.C12]/[.$C$19]/[.$D$6]" office:value-type="float" office:value="0.00000173611111111111" calcext:value-type="float">
            <text:p>1.73611111111111E-06</text:p>
          </table:table-cell>
          <table:table-cell table:formula="of:=[.D12]*[.$C$19]" office:value-type="float" office:value="0.15" calcext:value-type="float">
            <text:p>0.15</text:p>
          </table:table-cell>
          <table:table-cell table:formula="of:=[.C12]/24/60/60" office:value-type="float" office:value="3.47222222222222" calcext:value-type="float">
            <text:p>3.4722222222</text:p>
          </table:table-cell>
          <table:table-cell table:formula="of:=1/[.F12]*1000"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string" calcext:value-type="string">
            <text:p>New pairs in chains</text:p>
          </table:table-cell>
          <table:table-cell table:style-name="ce2" table:formula="of:=[.$C$11]*0.3" office:value-type="float" office:value="300000" calcext:value-type="float">
            <text:p>300,000</text:p>
          </table:table-cell>
          <table:table-cell table:formula="of:=[.C13]/[.$C$19]/[.$D$6]" office:value-type="float" office:value="0.00000173611111111111" calcext:value-type="float">
            <text:p>1.73611111111111E-06</text:p>
          </table:table-cell>
          <table:table-cell table:formula="of:=[.D13]*[.$C$19]" office:value-type="float" office:value="0.15" calcext:value-type="float">
            <text:p>0.15</text:p>
          </table:table-cell>
          <table:table-cell table:formula="of:=[.C13]/24/60/60" office:value-type="float" office:value="3.47222222222222" calcext:value-type="float">
            <text:p>3.4722222222</text:p>
          </table:table-cell>
          <table:table-cell table:formula="of:=1/[.F13]*1000"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string" calcext:value-type="string">
            <text:p>New random cycle searches</text:p>
          </table:table-cell>
          <table:table-cell table:style-name="ce2" table:formula="of:=[.$C$11]*0.6" office:value-type="float" office:value="600000" calcext:value-type="float">
            <text:p>600,000</text:p>
          </table:table-cell>
          <table:table-cell table:formula="of:=[.C14]/[.$C$19]/[.$D$6]" office:value-type="float" office:value="0.00000347222222222222" calcext:value-type="float">
            <text:p>3.47222222222222E-06</text:p>
          </table:table-cell>
          <table:table-cell table:formula="of:=[.D14]*[.$C$19]" office:value-type="float" office:value="0.3" calcext:value-type="float">
            <text:p>0.3</text:p>
          </table:table-cell>
          <table:table-cell table:formula="of:=[.C14]/24/60/60" office:value-type="float" office:value="6.94444444444445" calcext:value-type="float">
            <text:p>6.9444444444</text:p>
          </table:table-cell>
          <table:table-cell table:formula="of:=1/[.F14]*1000"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string" calcext:value-type="string">
            <text:p>New targeted cycle searches</text:p>
          </table:table-cell>
          <table:table-cell table:style-name="ce2" office:value-type="float" office:value="20000" calcext:value-type="float">
            <text:p>20,000</text:p>
          </table:table-cell>
          <table:table-cell table:formula="of:=[.C15]/[.$C$19]/[.$D$6]" office:value-type="float" office:value="0.000000115740740740741" calcext:value-type="float">
            <text:p>1.15740740740741E-07</text:p>
          </table:table-cell>
          <table:table-cell table:formula="of:=[.D15]*[.$C$19]" office:value-type="float" office:value="0.01" calcext:value-type="float">
            <text:p>0.01</text:p>
          </table:table-cell>
          <table:table-cell table:formula="of:=[.C15]/24/60/60" office:value-type="float" office:value="0.231481481481481" calcext:value-type="float">
            <text:p>0.2314814815</text:p>
          </table:table-cell>
          <table:table-cell table:formula="of:=1/[.F15]*1000" office:value-type="float" office:value="4320" calcext:value-type="float">
            <text:p>4320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Constant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conds per day</text:p>
          </table:table-cell>
          <table:table-cell table:formula="of:=24*60*60" office:value-type="float" office:value="86400" calcext:value-type="float">
            <text:p>864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inLengths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AVEDEV([.C20];[.D20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4">
          <table:table-cell/>
          <table:table-cell table:style-name="ce1" office:value-type="string" calcext:value-type="string">
            <text:p>Derived parameters</text:p>
          </table:table-cell>
          <table:table-cell office:value-type="string" calcext:value-type="string">
            <text:p>Max</text:p>
          </table:table-cell>
          <table:table-cell table:style-name="ce3" office:value-type="string" calcext:value-type="string">
            <text:p>Events each second per agent</text:p>
          </table:table-cell>
          <table:table-cell table:style-name="ce3" office:value-type="string" calcext:value-type="string">
            <text:p>Events each day per ag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w chains per day on average</text:p>
          </table:table-cell>
          <table:table-cell table:formula="of:=[.C13]/[.E20]" office:value-type="float" office:value="27272.7272727273" calcext:value-type="float">
            <text:p>27272.7272727273</text:p>
          </table:table-cell>
          <table:table-cell table:formula="of:=[.C23]/[.$C$19]/[.$D$6]" office:value-type="float" office:value="0.000000157828282828283" calcext:value-type="float">
            <text:p>1.57828282828283E-07</text:p>
          </table:table-cell>
          <table:table-cell table:formula="of:=[.D23]*[.$C$19]" office:value-type="float" office:value="0.0136363636363636" calcext:value-type="float">
            <text:p>0.013636363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1:48:31.074512285</meta:creation-date>
    <dc:date>2018-11-07T00:13:43.023835832</dc:date>
    <meta:editing-duration>P1DT11H36M26S</meta:editing-duration>
    <meta:editing-cycles>6</meta:editing-cycles>
    <meta:generator>LibreOffice/5.1.6.2$Linux_X86_64 LibreOffice_project/10m0$Build-2</meta:generator>
    <meta:document-statistic meta:table-count="1" meta:cell-count="65" meta:object-count="0"/>
  </office:meta>
</office:document-meta>
</file>